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ConstraintValidatorFactory.SpringConstraintValidatorFactory( AutowireCap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ConstraintValidatorFactory.getInstance( Class &lt; T &gt;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ConstraintValidatorFactory.releaseInstance( ConstraintValidator &lt; ? , ? &gt;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